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29LT Bukra Bold" svg:font-family="'29LT Bukra Bold'" style:font-pitch="variable"/>
    <style:font-face style:name="29LT Bukra Bold1" svg:font-family="'29LT Bukra Bold'" style:font-family-generic="roman" style:font-pitch="variable"/>
    <style:font-face style:name="29LT Bukra Bold2" svg:font-family="'29LT Bukra Bold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50%"/>
      <style:text-properties style:font-name="29LT Bukra Bold1" fo:font-size="20pt" style:font-size-asian="20pt" style:font-name-complex="29LT Bukra Bold2" style:font-size-complex="20pt"/>
    </style:style>
    <style:style style:name="P2" style:family="paragraph" style:parent-style-name="Standard">
      <style:paragraph-properties fo:margin-top="0in" fo:margin-bottom="0in" style:contextual-spacing="false" fo:line-height="150%"/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3" style:family="paragraph" style:parent-style-name="Standard">
      <style:paragraph-properties fo:margin-top="0in" fo:margin-bottom="0in" style:contextual-spacing="false" fo:line-height="150%" fo:text-align="center" style:justify-single-word="false" style:writing-mode="rl-tb"/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4" style:family="paragraph" style:parent-style-name="Standard">
      <style:paragraph-properties fo:margin-top="0in" fo:margin-bottom="0in" style:contextual-spacing="false" fo:line-height="150%" fo:padding-left="0in" fo:padding-right="0in" fo:padding-top="0in" fo:padding-bottom="0.0138in" fo:border-left="none" fo:border-right="none" fo:border-top="none" fo:border-bottom="0.51pt solid #000000"/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5" style:family="paragraph" style:parent-style-name="Standard">
      <style:paragraph-properties fo:margin-top="0in" fo:margin-bottom="0in" style:contextual-spacing="false" fo:line-height="150%" fo:text-align="end" style:justify-single-word="false" fo:padding-left="0in" fo:padding-right="0in" fo:padding-top="0in" fo:padding-bottom="0.0138in" fo:border-left="none" fo:border-right="none" fo:border-top="none" fo:border-bottom="0.51pt solid #000000" style:writing-mode="rl-tb"/>
    </style:style>
    <style:style style:name="P6" style:family="paragraph" style:parent-style-name="Standard">
      <style:paragraph-properties fo:margin-top="0in" fo:margin-bottom="0in" style:contextual-spacing="false" fo:line-height="150%"/>
      <style:text-properties style:font-name="29LT Bukra Bold1" fo:font-size="20pt" officeooo:paragraph-rsid="003cb7ac" style:font-size-asian="20pt" style:font-name-complex="29LT Bukra Bold2" style:font-size-complex="20pt" style:language-complex="ar" style:country-complex="EG"/>
    </style:style>
    <style:style style:name="P7" style:family="paragraph" style:parent-style-name="Standard">
      <style:paragraph-properties fo:margin-top="0in" fo:margin-bottom="0in" style:contextual-spacing="false" fo:line-height="150%"/>
    </style:style>
    <style:style style:name="P8" style:family="paragraph" style:parent-style-name="Standard">
      <style:paragraph-properties fo:line-height="150%"/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9" style:family="paragraph" style:parent-style-name="Standard">
      <style:paragraph-properties fo:line-height="150%" fo:padding-left="0in" fo:padding-right="0in" fo:padding-top="0in" fo:padding-bottom="0.0138in" fo:border-left="none" fo:border-right="none" fo:border-top="none" fo:border-bottom="0.51pt solid #000000"/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10" style:family="paragraph" style:parent-style-name="Standard">
      <style:paragraph-properties fo:line-height="150%"/>
    </style:style>
    <style:style style:name="P1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12" style:family="paragraph" style:parent-style-name="Standard">
      <style:paragraph-properties fo:line-height="150%">
        <style:tab-stops>
          <style:tab-stop style:position="1.5335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13" style:family="paragraph" style:parent-style-name="Standard">
      <style:paragraph-properties fo:line-height="150%">
        <style:tab-stops>
          <style:tab-stop style:position="1.5335in"/>
        </style:tab-stops>
      </style:paragraph-properties>
    </style:style>
    <style:style style:name="P14" style:family="paragraph" style:parent-style-name="Standard">
      <style:paragraph-properties fo:line-height="150%" fo:padding-left="0in" fo:padding-right="0in" fo:padding-top="0in" fo:padding-bottom="0.0138in" fo:border-left="none" fo:border-right="none" fo:border-top="none" fo:border-bottom="0.51pt solid #000000">
        <style:tab-stops>
          <style:tab-stop style:position="1.5335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15" style:family="paragraph" style:parent-style-name="List_20_Paragraph" style:list-style-name="WWNum1">
      <style:paragraph-properties fo:line-height="150%"/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16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17" style:family="paragraph" style:parent-style-name="Standard">
      <style:paragraph-properties fo:line-height="150%">
        <style:tab-stops>
          <style:tab-stop style:position="0.6752in"/>
        </style:tab-stops>
      </style:paragraph-properties>
    </style:style>
    <style:style style:name="P18" style:family="paragraph" style:parent-style-name="Standard">
      <style:paragraph-properties fo:margin-top="0in" fo:margin-bottom="0in" style:contextual-spacing="false" fo:line-height="150%" fo:text-align="end" style:justify-single-word="false" fo:padding-left="0in" fo:padding-right="0in" fo:padding-top="0in" fo:padding-bottom="0.0138in" fo:border-left="none" fo:border-right="none" fo:border-top="none" fo:border-bottom="0.51pt solid #000000" style:writing-mode="rl-tb">
        <style:tab-stops>
          <style:tab-stop style:position="0.6752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19" style:family="paragraph" style:parent-style-name="Standard">
      <style:paragraph-properties fo:margin-top="0in" fo:margin-bottom="0in" style:contextual-spacing="false" fo:line-height="150%" fo:text-align="center" style:justify-single-word="false">
        <style:tab-stops>
          <style:tab-stop style:position="0.6752in"/>
        </style:tab-stops>
      </style:paragraph-properties>
      <style:text-properties fo:color="#4472c4" loext:opacity="100%" style:font-name="29LT Bukra Bold1" fo:font-size="20pt" style:font-size-asian="20pt" style:font-name-complex="29LT Bukra Bold2" style:font-size-complex="20pt" style:language-complex="ar" style:country-complex="EG">
        <loext:char-complex-color loext:theme-type="accent1" loext:color-type="theme"/>
      </style:text-properties>
    </style:style>
    <style:style style:name="P20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fo:color="#ff0000" loext:opacity="100%" style:font-name="29LT Bukra Bold1" fo:font-size="20pt" style:font-size-asian="20pt" style:font-name-complex="29LT Bukra Bold2" style:font-size-complex="20pt" style:language-complex="ar" style:country-complex="EG"/>
    </style:style>
    <style:style style:name="P21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fo:color="#833c0b" loext:opacity="100%" style:font-name="29LT Bukra Bold1" fo:font-size="20pt" style:font-size-asian="20pt" style:font-name-complex="29LT Bukra Bold2" style:font-size-complex="20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P22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</style:style>
    <style:style style:name="P23" style:family="paragraph" style:parent-style-name="Standard">
      <style:paragraph-properties fo:margin-top="0in" fo:margin-bottom="0in" style:contextual-spacing="false" fo:line-height="150%" fo:text-align="end" style:justify-single-word="false" style:writing-mode="rl-tb">
        <style:tab-stops>
          <style:tab-stop style:position="0.6752in"/>
        </style:tab-stops>
      </style:paragraph-properties>
      <style:text-properties fo:color="#833c0b" loext:opacity="100%" style:font-name="29LT Bukra Bold1" fo:font-size="20pt" style:font-size-asian="20pt" style:font-name-complex="29LT Bukra Bold2" style:font-size-complex="20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P24" style:family="paragraph" style:parent-style-name="Standard">
      <style:paragraph-properties fo:margin-top="0in" fo:margin-bottom="0in" style:contextual-spacing="false" fo:line-height="150%" fo:text-align="end" style:justify-single-word="false" fo:padding-left="0in" fo:padding-right="0in" fo:padding-top="0in" fo:padding-bottom="0.0138in" fo:border-left="none" fo:border-right="none" fo:border-top="none" fo:border-bottom="0.51pt solid #000000" style:writing-mode="rl-tb">
        <style:tab-stops>
          <style:tab-stop style:position="0.6752in"/>
        </style:tab-stops>
      </style:paragraph-properties>
      <style:text-properties fo:color="#833c0b" loext:opacity="100%" style:font-name="29LT Bukra Bold1" fo:font-size="20pt" style:font-size-asian="20pt" style:font-name-complex="29LT Bukra Bold2" style:font-size-complex="20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P25" style:family="paragraph" style:parent-style-name="Standard">
      <style:paragraph-properties fo:margin-top="0in" fo:margin-bottom="0in" style:contextual-spacing="false" fo:line-height="150%" fo:text-align="end" style:justify-single-word="false" style:writing-mode="rl-tb">
        <style:tab-stops>
          <style:tab-stop style:position="0.6752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26" style:family="paragraph" style:parent-style-name="Standard">
      <style:paragraph-properties fo:margin-top="0in" fo:margin-bottom="0in" style:contextual-spacing="false" fo:line-height="150%" fo:text-align="start" style:justify-single-word="false" fo:padding-left="0in" fo:padding-right="0in" fo:padding-top="0in" fo:padding-bottom="0.0138in" fo:border-left="none" fo:border-right="none" fo:border-top="none" fo:border-bottom="0.51pt solid #000000" style:writing-mode="rl-tb">
        <style:tab-stops>
          <style:tab-stop style:position="0.6752in"/>
        </style:tab-stops>
      </style:paragraph-properties>
    </style:style>
    <style:style style:name="P27" style:family="paragraph" style:parent-style-name="Standard">
      <style:paragraph-properties fo:margin-top="0.1665in" fo:margin-bottom="0in" style:contextual-spacing="false" fo:line-height="150%">
        <style:tab-stops>
          <style:tab-stop style:position="0.6752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28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style:font-name="29LT Bukra Bold1" fo:font-size="20pt" officeooo:paragraph-rsid="00196460" style:font-size-asian="20pt" style:font-name-complex="29LT Bukra Bold2" style:font-size-complex="20pt" style:language-complex="ar" style:country-complex="EG"/>
    </style:style>
    <style:style style:name="P29" style:family="paragraph" style:parent-style-name="Standard">
      <style:paragraph-properties fo:margin-top="0in" fo:margin-bottom="0in" style:contextual-spacing="false" fo:line-height="150%" fo:text-align="end" style:justify-single-word="false">
        <style:tab-stops>
          <style:tab-stop style:position="0.6752in"/>
        </style:tab-stops>
      </style:paragraph-properties>
      <style:text-properties style:font-name="29LT Bukra Bold1" fo:font-size="18pt" officeooo:paragraph-rsid="001b6eff" style:font-size-asian="18pt" style:font-name-complex="29LT Bukra Bold2" style:font-size-complex="18pt" style:language-complex="ar" style:country-complex="EG"/>
    </style:style>
    <style:style style:name="P30" style:family="paragraph" style:parent-style-name="Standard">
      <style:paragraph-properties fo:margin-top="0in" fo:margin-bottom="0in" style:contextual-spacing="false" fo:line-height="150%" fo:text-align="start" style:justify-single-word="false" fo:padding-left="0in" fo:padding-right="0in" fo:padding-top="0in" fo:padding-bottom="0.0138in" fo:border-left="none" fo:border-right="none" fo:border-top="none" fo:border-bottom="0.51pt solid #000000" style:writing-mode="rl-tb">
        <style:tab-stops>
          <style:tab-stop style:position="0.6752in"/>
        </style:tab-stops>
      </style:paragraph-properties>
      <style:text-properties style:font-name="29LT Bukra Bold1" fo:font-size="20pt" officeooo:rsid="001b6eff" officeooo:paragraph-rsid="001b6eff" style:font-size-asian="20pt" style:font-name-complex="29LT Bukra Bold2" style:font-size-complex="20pt" style:language-complex="ar" style:country-complex="EG"/>
    </style:style>
    <style:style style:name="P31" style:family="paragraph" style:parent-style-name="Standard">
      <style:paragraph-properties fo:margin-top="0in" fo:margin-bottom="0in" style:contextual-spacing="false" fo:line-height="150%" fo:text-align="end" style:justify-single-word="false" fo:padding-left="0in" fo:padding-right="0in" fo:padding-top="0in" fo:padding-bottom="0.0138in" fo:border-left="none" fo:border-right="none" fo:border-top="none" fo:border-bottom="0.51pt solid #000000" style:writing-mode="rl-tb">
        <style:tab-stops>
          <style:tab-stop style:position="0.6752in"/>
        </style:tab-stops>
      </style:paragraph-properties>
      <style:text-properties style:font-name="29LT Bukra Bold1" fo:font-size="20pt" officeooo:paragraph-rsid="001b6eff" style:font-size-asian="20pt" style:font-name-complex="29LT Bukra Bold2" style:font-size-complex="20pt" style:language-complex="ar" style:country-complex="EG"/>
    </style:style>
    <style:style style:name="P32" style:family="paragraph" style:parent-style-name="Standard">
      <style:paragraph-properties fo:line-height="150%">
        <style:tab-stops>
          <style:tab-stop style:position="0.6752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33" style:family="paragraph" style:parent-style-name="Standard">
      <style:paragraph-properties fo:margin-top="0in" fo:margin-bottom="0in" style:contextual-spacing="false" fo:line-height="150%" fo:text-align="end" style:justify-single-word="false">
        <style:tab-stops>
          <style:tab-stop style:position="0.6752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34" style:family="paragraph" style:parent-style-name="Standard">
      <style:paragraph-properties fo:margin-top="0in" fo:margin-bottom="0in" style:contextual-spacing="false" fo:line-height="150%" fo:padding-left="0in" fo:padding-right="0in" fo:padding-top="0in" fo:padding-bottom="0.0138in" fo:border-left="none" fo:border-right="none" fo:border-top="none" fo:border-bottom="0.51pt solid #000000">
        <style:tab-stops>
          <style:tab-stop style:position="0.6752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35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fo:color="#833c0b" loext:opacity="100%" style:font-name="29LT Bukra Bold1" fo:font-size="20pt" officeooo:rsid="001d0493" officeooo:paragraph-rsid="001da33f" style:font-size-asian="20pt" style:font-name-complex="29LT Bukra Bold2" style:font-size-complex="20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P36" style:family="paragraph" style:parent-style-name="Standard">
      <style:paragraph-properties fo:margin-top="0in" fo:margin-bottom="0in" style:contextual-spacing="false" fo:line-height="150%" fo:text-align="center" style:justify-single-word="false">
        <style:tab-stops>
          <style:tab-stop style:position="0.6752in"/>
        </style:tab-stops>
      </style:paragraph-properties>
    </style:style>
    <style:style style:name="P37" style:family="paragraph">
      <style:paragraph-properties fo:text-align="center"/>
      <style:text-properties fo:font-size="25pt"/>
    </style:style>
    <style:style style:name="P38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officeooo:paragraph-rsid="001da33f"/>
    </style:style>
    <style:style style:name="P39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fo:color="#833c0b" loext:opacity="100%" style:font-name="29LT Bukra Bold1" fo:font-size="19pt" fo:font-style="normal" officeooo:rsid="001d0493" officeooo:paragraph-rsid="001da33f" style:font-size-asian="19pt" style:font-style-asian="normal" style:font-name-complex="29LT Bukra Bold2" style:font-size-complex="19pt" style:language-complex="ar" style:country-complex="EG" style:font-style-complex="normal">
        <loext:char-complex-color loext:theme-type="accent2" loext:color-type="theme">
          <loext:transformation loext:type="shade" loext:value="4980"/>
        </loext:char-complex-color>
      </style:text-properties>
    </style:style>
    <style:style style:name="P40" style:family="paragraph">
      <loext:graphic-properties draw:fill-color="#2a6099"/>
      <style:paragraph-properties fo:text-align="center"/>
    </style:style>
    <style:style style:name="P41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officeooo:paragraph-rsid="002d118d"/>
    </style:style>
    <style:style style:name="P42" style:family="paragraph" style:parent-style-name="Standard">
      <style:paragraph-properties fo:margin-top="0in" fo:margin-bottom="0in" style:contextual-spacing="false" fo:line-height="150%" fo:text-align="center" style:justify-single-word="false" style:writing-mode="rl-tb">
        <style:tab-stops>
          <style:tab-stop style:position="0.6752in"/>
        </style:tab-stops>
      </style:paragraph-properties>
      <style:text-properties officeooo:paragraph-rsid="002d118d"/>
    </style:style>
    <style:style style:name="P43" style:family="paragraph" style:parent-style-name="Standard">
      <style:paragraph-properties fo:margin-top="0in" fo:margin-bottom="0in" style:contextual-spacing="false" fo:line-height="150%" fo:text-align="start" style:justify-single-word="false" style:writing-mode="lr-tb">
        <style:tab-stops>
          <style:tab-stop style:position="0.6752in"/>
        </style:tab-stops>
      </style:paragraph-properties>
      <style:text-properties officeooo:paragraph-rsid="002f75af"/>
    </style:style>
    <style:style style:name="P44" style:family="paragraph" style:parent-style-name="Standard">
      <style:paragraph-properties fo:margin-top="0in" fo:margin-bottom="0in" style:contextual-spacing="false" fo:line-height="150%" fo:text-align="start" style:justify-single-word="false" style:writing-mode="lr-tb">
        <style:tab-stops>
          <style:tab-stop style:position="0.6752in"/>
        </style:tab-stops>
      </style:paragraph-properties>
      <style:text-properties officeooo:paragraph-rsid="00306967"/>
    </style:style>
    <style:style style:name="P45" style:family="paragraph" style:parent-style-name="Standard">
      <style:paragraph-properties fo:margin-top="0in" fo:margin-bottom="0in" style:contextual-spacing="false" fo:line-height="150%" fo:text-align="center" style:justify-single-word="false" style:writing-mode="rl-tb">
        <style:tab-stops>
          <style:tab-stop style:position="0.6752in"/>
        </style:tab-stops>
      </style:paragraph-properties>
      <style:text-properties officeooo:paragraph-rsid="0033de67"/>
    </style:style>
    <style:style style:name="P46" style:family="paragraph" style:parent-style-name="Standard">
      <style:paragraph-properties fo:margin-top="0.0791in" fo:margin-bottom="0.0791in" style:contextual-spacing="false" fo:line-height="150%" fo:text-align="center" style:justify-single-word="false" style:writing-mode="lr-tb">
        <style:tab-stops>
          <style:tab-stop style:position="0.6752in"/>
        </style:tab-stops>
      </style:paragraph-properties>
      <style:text-properties officeooo:paragraph-rsid="003346d9"/>
    </style:style>
    <style:style style:name="P47" style:family="paragraph">
      <style:paragraph-properties fo:text-align="center"/>
    </style:style>
    <style:style style:name="P48" style:family="paragraph" style:parent-style-name="Standard">
      <style:paragraph-properties fo:margin-top="0in" fo:margin-bottom="0in" style:contextual-spacing="false" fo:line-height="150%" fo:text-align="start" style:justify-single-word="false" style:writing-mode="lr-tb">
        <style:tab-stops>
          <style:tab-stop style:position="0.6752in"/>
        </style:tab-stops>
      </style:paragraph-properties>
      <style:text-properties officeooo:paragraph-rsid="003346d9"/>
    </style:style>
    <style:style style:name="P49" style:family="paragraph" style:parent-style-name="Standard">
      <style:paragraph-properties fo:margin-top="0in" fo:margin-bottom="0in" style:contextual-spacing="false" fo:line-height="150%" fo:text-align="start" style:justify-single-word="false" style:writing-mode="lr-tb">
        <style:tab-stops>
          <style:tab-stop style:position="0.6752in"/>
        </style:tab-stops>
      </style:paragraph-properties>
      <style:text-properties officeooo:paragraph-rsid="00369a16"/>
    </style:style>
    <style:style style:name="P50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officeooo:paragraph-rsid="00369a16"/>
    </style:style>
    <style:style style:name="P51" style:family="paragraph" style:parent-style-name="Standard">
      <style:text-properties fo:font-size="22pt" style:font-size-asian="22pt" style:font-size-complex="22pt"/>
    </style:style>
    <style:style style:name="P52" style:family="paragraph" style:parent-style-name="Standard">
      <style:text-properties fo:font-size="17pt" style:font-size-asian="17pt" style:font-size-complex="17pt"/>
    </style:style>
    <style:style style:name="P53" style:family="paragraph" style:parent-style-name="Standard">
      <style:text-properties fo:font-size="22pt" officeooo:rsid="003b643b" officeooo:paragraph-rsid="004e2fb1" style:font-size-asian="22pt" style:font-size-complex="22pt"/>
    </style:style>
    <style:style style:name="P54" style:family="paragraph" style:parent-style-name="Standard">
      <style:text-properties fo:color="#833c0b" loext:opacity="100%" style:font-name="29LT Bukra Bold1" fo:font-size="18pt" officeooo:rsid="001d0493" officeooo:paragraph-rsid="004e2fb1" style:font-size-asian="18pt" style:font-name-complex="29LT Bukra Bold2" style:font-size-complex="18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P55" style:family="paragraph" style:parent-style-name="Standard">
      <style:paragraph-properties fo:margin-top="0in" fo:margin-bottom="0in" style:contextual-spacing="false" fo:line-height="150%" fo:text-align="end" style:justify-single-word="false" style:writing-mode="rl-tb">
        <style:tab-stops>
          <style:tab-stop style:position="0.6752in"/>
        </style:tab-stops>
      </style:paragraph-properties>
      <style:text-properties fo:color="#833c0b" loext:opacity="100%" style:font-name="29LT Bukra Bold1" fo:font-size="18pt" officeooo:rsid="001d0493" officeooo:paragraph-rsid="001da33f" style:font-size-asian="18pt" style:font-name-complex="29LT Bukra Bold2" style:font-size-complex="18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P56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fo:color="#833c0b" loext:opacity="100%" style:font-name="29LT Bukra Bold1" fo:font-size="18pt" officeooo:rsid="001d0493" officeooo:paragraph-rsid="001da33f" style:font-size-asian="18pt" style:font-name-complex="29LT Bukra Bold2" style:font-size-complex="18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P57" style:family="paragraph" style:parent-style-name="Standard">
      <style:paragraph-properties fo:margin-top="0in" fo:margin-bottom="0in" style:contextual-spacing="false" fo:line-height="150%" fo:text-align="end" style:justify-single-word="false" style:writing-mode="rl-tb">
        <style:tab-stops>
          <style:tab-stop style:position="0.6752in"/>
        </style:tab-stops>
      </style:paragraph-properties>
      <style:text-properties officeooo:paragraph-rsid="003d440d"/>
    </style:style>
    <style:style style:name="P58" style:family="paragraph" style:parent-style-name="Standard">
      <style:text-properties officeooo:paragraph-rsid="0041a01f"/>
    </style:style>
    <style:style style:name="P59" style:family="paragraph" style:parent-style-name="Standard">
      <style:text-properties fo:font-style="normal" style:font-style-asian="normal" style:font-style-complex="normal"/>
    </style:style>
    <style:style style:name="P60" style:family="paragraph" style:parent-style-name="Standard">
      <style:paragraph-properties fo:margin-top="0.2374in" fo:margin-bottom="0.2374in" style:contextual-spacing="false" fo:line-height="100%" fo:text-align="center" style:justify-single-word="false"/>
      <style:text-properties officeooo:paragraph-rsid="0046df30"/>
    </style:style>
    <style:style style:name="P61" style:family="paragraph">
      <loext:graphic-properties draw:fill-color="#800080"/>
      <style:paragraph-properties fo:text-align="center"/>
    </style:style>
    <style:style style:name="P62" style:family="paragraph" style:parent-style-name="Standard">
      <style:paragraph-properties fo:margin-top="0.0791in" fo:margin-bottom="0.0791in" style:contextual-spacing="false" fo:line-height="100%" fo:text-align="center" style:justify-single-word="false"/>
      <style:text-properties officeooo:paragraph-rsid="00473e7b"/>
    </style:style>
    <style:style style:name="P63" style:family="paragraph" style:parent-style-name="Standard">
      <style:paragraph-properties fo:margin-top="0.0791in" fo:margin-bottom="0.0791in" style:contextual-spacing="false" fo:line-height="100%" fo:text-align="center" style:justify-single-word="false" style:writing-mode="rl-tb"/>
      <style:text-properties officeooo:paragraph-rsid="00473e7b"/>
    </style:style>
    <style:style style:name="P64" style:family="paragraph" style:parent-style-name="Standard">
      <style:text-properties officeooo:paragraph-rsid="0048be73"/>
    </style:style>
    <style:style style:name="P65" style:family="paragraph" style:parent-style-name="Standard">
      <style:paragraph-properties fo:text-align="end" style:justify-single-word="false" style:writing-mode="rl-tb"/>
      <style:text-properties officeooo:paragraph-rsid="00490289"/>
    </style:style>
    <style:style style:name="P66" style:family="paragraph" style:parent-style-name="Standard">
      <style:paragraph-properties fo:text-align="start" style:justify-single-word="false" style:writing-mode="lr-tb"/>
      <style:text-properties officeooo:paragraph-rsid="00490289"/>
    </style:style>
    <style:style style:name="P67" style:family="paragraph" style:parent-style-name="Standard">
      <style:paragraph-properties fo:margin-top="0.0791in" fo:margin-bottom="0.1902in" style:contextual-spacing="false" fo:text-align="start" style:justify-single-word="false" style:writing-mode="lr-tb"/>
      <style:text-properties officeooo:paragraph-rsid="00490289"/>
    </style:style>
    <style:style style:name="P68" style:family="paragraph" style:parent-style-name="Standard">
      <style:paragraph-properties fo:text-align="start" style:justify-single-word="false" style:writing-mode="lr-tb"/>
      <style:text-properties officeooo:paragraph-rsid="0049db10"/>
    </style:style>
    <style:style style:name="P69" style:family="paragraph" style:parent-style-name="Standard">
      <style:paragraph-properties fo:margin-top="0.1189in" fo:margin-bottom="0.1902in" style:contextual-spacing="false" fo:text-align="start" style:justify-single-word="false" style:writing-mode="lr-tb"/>
      <style:text-properties officeooo:paragraph-rsid="0049db10"/>
    </style:style>
    <style:style style:name="P70" style:family="paragraph" style:parent-style-name="Standard">
      <style:paragraph-properties fo:margin-top="0.1583in" fo:margin-bottom="0.1583in" style:contextual-spacing="false" fo:text-align="start" style:justify-single-word="false" style:writing-mode="lr-tb"/>
      <style:text-properties officeooo:paragraph-rsid="0049db10"/>
    </style:style>
    <style:style style:name="P71" style:family="paragraph" style:parent-style-name="Standard">
      <style:paragraph-properties fo:margin-top="0.0398in" fo:margin-bottom="0.0398in" style:contextual-spacing="false" fo:text-align="start" style:justify-single-word="false" style:writing-mode="lr-tb"/>
      <style:text-properties officeooo:paragraph-rsid="0049db10"/>
    </style:style>
    <style:style style:name="P72" style:family="paragraph" style:parent-style-name="Standard">
      <style:paragraph-properties fo:margin-top="0.0398in" fo:margin-bottom="0.0398in" style:contextual-spacing="false" fo:text-align="start" style:justify-single-word="false" style:writing-mode="lr-tb"/>
      <style:text-properties officeooo:paragraph-rsid="004b1709"/>
    </style:style>
    <style:style style:name="P73" style:family="paragraph" style:parent-style-name="Standard">
      <style:paragraph-properties fo:margin-top="0.0398in" fo:margin-bottom="0.0398in" style:contextual-spacing="false" fo:text-align="end" style:justify-single-word="false" style:writing-mode="rl-tb"/>
      <style:text-properties officeooo:paragraph-rsid="004b1709"/>
    </style:style>
    <style:style style:name="P74" style:family="paragraph" style:parent-style-name="Standard">
      <style:paragraph-properties style:writing-mode="lr-tb"/>
    </style:style>
    <style:style style:name="P75" style:family="paragraph" style:parent-style-name="Standard">
      <style:text-properties fo:color="#ff3838" loext:opacity="100%" fo:font-size="16pt" fo:font-style="normal" style:font-size-asian="16pt" style:font-style-asian="normal" style:font-size-complex="16pt" style:font-style-complex="normal"/>
    </style:style>
    <style:style style:name="P76" style:family="paragraph" style:parent-style-name="Standard">
      <style:text-properties fo:color="#ff972f" loext:opacity="100%" officeooo:rsid="004e4478" officeooo:paragraph-rsid="004e4478"/>
    </style:style>
    <style:style style:name="P77" style:family="paragraph" style:parent-style-name="Standard">
      <style:text-properties fo:color="#ff972f" loext:opacity="100%"/>
    </style:style>
    <style:style style:name="P78" style:family="paragraph" style:parent-style-name="Standard">
      <style:text-properties officeooo:rsid="004e4478" officeooo:paragraph-rsid="004e4478"/>
    </style:style>
    <style:style style:name="P79" style:family="paragraph" style:parent-style-name="Standard">
      <style:paragraph-properties fo:margin-top="0.1583in" fo:margin-bottom="0.1583in" style:contextual-spacing="false" fo:line-height="115%"/>
      <style:text-properties officeooo:rsid="004e4478" officeooo:paragraph-rsid="004e4478"/>
    </style:style>
    <style:style style:name="P80" style:family="paragraph" style:parent-style-name="Standard">
      <style:paragraph-properties fo:margin-top="0.0398in" fo:margin-bottom="0.0398in" style:contextual-spacing="false" fo:line-height="115%" fo:text-align="center" style:justify-single-word="false"/>
      <style:text-properties fo:color="#d62e4e" loext:opacity="100%" fo:font-size="28pt" officeooo:rsid="004f3921" officeooo:paragraph-rsid="004f3921" style:font-size-asian="28pt" style:font-size-complex="28pt"/>
    </style:style>
    <style:style style:name="P81" style:family="paragraph" style:parent-style-name="Standard">
      <style:paragraph-properties fo:margin-top="0in" fo:margin-bottom="0.0717in" style:contextual-spacing="false"/>
      <style:text-properties officeooo:rsid="004f3921" officeooo:paragraph-rsid="004f3921"/>
    </style:style>
    <style:style style:name="P82" style:family="paragraph" style:parent-style-name="Standard" style:list-style-name="L1">
      <style:paragraph-properties fo:margin-top="0in" fo:margin-bottom="0.0717in" style:contextual-spacing="false"/>
      <style:text-properties officeooo:rsid="004f3921" officeooo:paragraph-rsid="004f3921"/>
    </style:style>
    <style:style style:name="P83" style:family="paragraph" style:parent-style-name="Standard" style:list-style-name="L1">
      <style:paragraph-properties fo:margin-top="0in" fo:margin-bottom="0.0717in" style:contextual-spacing="false"/>
      <style:text-properties officeooo:paragraph-rsid="004f3921"/>
    </style:style>
    <style:style style:name="P84" style:family="paragraph" style:parent-style-name="Standard">
      <style:paragraph-properties fo:margin-top="0.0398in" fo:margin-bottom="0.0398in" style:contextual-spacing="false" fo:text-align="start" style:justify-single-word="false" style:writing-mode="lr-tb"/>
      <style:text-properties officeooo:paragraph-rsid="00524b28"/>
    </style:style>
    <style:style style:name="P85" style:family="paragraph" style:parent-style-name="Standard">
      <style:paragraph-properties fo:margin-top="0.0398in" fo:margin-bottom="0.0398in" style:contextual-spacing="false" fo:text-align="start" style:justify-single-word="false" style:writing-mode="lr-tb"/>
      <style:text-properties officeooo:paragraph-rsid="0052a9b2"/>
    </style:style>
    <style:style style:name="P86" style:family="paragraph" style:parent-style-name="Standard">
      <style:paragraph-properties fo:margin-top="0.0398in" fo:margin-bottom="0.0398in" style:contextual-spacing="false" fo:text-align="start" style:justify-single-word="false" style:writing-mode="lr-tb"/>
      <style:text-properties officeooo:paragraph-rsid="0052ac0c"/>
    </style:style>
    <style:style style:name="P87" style:family="paragraph" style:parent-style-name="Standard">
      <style:paragraph-properties fo:margin-top="0.0791in" fo:margin-bottom="0.1508in" style:contextual-spacing="false" fo:line-height="135%" style:writing-mode="lr-tb"/>
      <style:text-properties officeooo:paragraph-rsid="00544b96"/>
    </style:style>
    <style:style style:name="P88" style:family="paragraph" style:parent-style-name="Standard">
      <style:paragraph-properties fo:margin-top="0in" fo:margin-bottom="0.0717in" style:contextual-spacing="false" fo:line-height="100%" fo:text-align="center" style:justify-single-word="false" style:writing-mode="lr-tb"/>
      <style:text-properties officeooo:paragraph-rsid="00544b96"/>
    </style:style>
    <style:style style:name="P89" style:family="paragraph" style:parent-style-name="Standard">
      <style:paragraph-properties fo:text-align="center" style:justify-single-word="false"/>
      <style:text-properties officeooo:paragraph-rsid="00544b96"/>
    </style:style>
    <style:style style:name="P90" style:family="paragraph" style:parent-style-name="Standard">
      <style:paragraph-properties fo:text-align="start" style:justify-single-word="false"/>
      <style:text-properties officeooo:paragraph-rsid="00544b96"/>
    </style:style>
    <style:style style:name="P91" style:family="paragraph" style:parent-style-name="Standard">
      <style:paragraph-properties fo:line-height="100%" fo:text-align="start" style:justify-single-word="false" style:writing-mode="lr-tb"/>
      <style:text-properties officeooo:paragraph-rsid="00544b96"/>
    </style:style>
    <style:style style:name="T1" style:family="text"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T2" style:family="text">
      <style:text-properties style:font-name="29LT Bukra Bold1" fo:font-size="20pt" officeooo:rsid="0017077b" style:font-size-asian="20pt" style:font-name-complex="29LT Bukra Bold2" style:font-size-complex="20pt" style:language-complex="ar" style:country-complex="EG"/>
    </style:style>
    <style:style style:name="T3" style:family="text">
      <style:text-properties officeooo:rsid="003cb7ac"/>
    </style:style>
    <style:style style:name="T4" style:family="text">
      <style:text-properties style:font-name="29LT Bukra Bold1" fo:font-size="20pt" style:text-underline-style="solid" style:text-underline-width="auto" style:text-underline-color="font-color" style:font-size-asian="20pt" style:font-name-complex="29LT Bukra Bold2" style:font-size-complex="20pt" style:language-complex="ar" style:country-complex="EG"/>
    </style:style>
    <style:style style:name="T5" style:family="text">
      <style:text-properties style:font-name="29LT Bukra Bold1" fo:font-size="20pt" style:text-underline-style="dash" style:text-underline-width="auto" style:text-underline-color="font-color" style:font-size-asian="20pt" style:font-name-complex="29LT Bukra Bold2" style:font-size-complex="20pt" style:language-complex="ar" style:country-complex="EG"/>
    </style:style>
    <style:style style:name="T6" style:family="text">
      <style:text-properties fo:color="#833c0b" loext:opacity="100%" style:font-name="29LT Bukra Bold1" fo:font-size="20pt" style:font-size-asian="20pt" style:font-name-complex="29LT Bukra Bold2" style:font-size-complex="20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T7" style:family="text">
      <style:text-properties fo:color="#833c0b" loext:opacity="100%" style:font-name="29LT Bukra Bold1" fo:font-size="20pt" style:text-underline-style="solid" style:text-underline-width="auto" style:text-underline-color="font-color" style:font-size-asian="20pt" style:font-name-complex="29LT Bukra Bold2" style:font-size-complex="20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T8" style:family="text">
      <style:text-properties officeooo:rsid="00196460"/>
    </style:style>
    <style:style style:name="T9" style:family="text">
      <style:text-properties officeooo:rsid="001b6eff"/>
    </style:style>
    <style:style style:name="T10" style:family="text">
      <style:text-properties fo:color="#833c0b" loext:opacity="100%"/>
    </style:style>
    <style:style style:name="T11" style:family="text">
      <style:text-properties style:font-name="29LT Bukra Bold1" fo:font-size="20pt" officeooo:rsid="001b6eff" style:font-size-asian="20pt" style:font-name-complex="29LT Bukra Bold2" style:font-size-complex="20pt" style:language-complex="ar" style:country-complex="EG"/>
    </style:style>
    <style:style style:name="T12" style:family="text">
      <style:text-properties fo:color="#833c0b" loext:opacity="100%" style:font-name="29LT Bukra Bold1" fo:font-size="19pt" fo:font-style="normal" officeooo:rsid="001d0493" style:font-size-asian="19pt" style:font-style-asian="normal" style:font-name-complex="29LT Bukra Bold2" style:font-size-complex="19pt" style:language-complex="ar" style:country-complex="EG" style:font-style-complex="normal">
        <loext:char-complex-color loext:theme-type="accent2" loext:color-type="theme">
          <loext:transformation loext:type="shade" loext:value="4980"/>
        </loext:char-complex-color>
      </style:text-properties>
    </style:style>
    <style:style style:name="T13" style:family="text">
      <style:text-properties fo:color="#833c0b" loext:opacity="100%" style:font-name="29LT Bukra Bold1" fo:font-size="18pt" fo:font-style="normal" style:text-underline-style="solid" style:text-underline-width="auto" style:text-underline-color="font-color" officeooo:rsid="002d118d" style:font-size-asian="18pt" style:font-style-asian="normal" style:font-name-complex="29LT Bukra Bold2" style:font-size-complex="18pt" style:language-complex="ar" style:country-complex="EG" style:font-style-complex="normal">
        <loext:char-complex-color loext:theme-type="accent2" loext:color-type="theme">
          <loext:transformation loext:type="shade" loext:value="4980"/>
        </loext:char-complex-color>
      </style:text-properties>
    </style:style>
    <style:style style:name="T14" style:family="text">
      <style:text-properties fo:color="#833c0b" loext:opacity="100%" style:font-name="29LT Bukra Bold1" fo:font-size="18pt" fo:font-style="normal" officeooo:rsid="002d118d" style:font-size-asian="18pt" style:font-style-asian="normal" style:font-name-complex="29LT Bukra Bold2" style:font-size-complex="18pt" style:language-complex="ar" style:country-complex="EG" style:font-style-complex="normal">
        <loext:char-complex-color loext:theme-type="accent2" loext:color-type="theme">
          <loext:transformation loext:type="shade" loext:value="4980"/>
        </loext:char-complex-color>
      </style:text-properties>
    </style:style>
    <style:style style:name="T15" style:family="text">
      <style:text-properties fo:color="#f10d0c" loext:opacity="100%" fo:font-family="'29LT Bukra Bold'" style:font-style-name="Bold" style:font-pitch="variable" fo:font-size="15pt" fo:font-style="normal" officeooo:rsid="002d118d" style:font-size-asian="13.1000003814697pt" style:font-style-asian="normal" style:font-name-complex="29LT Bukra Bold2" style:font-size-complex="15pt" style:language-complex="ar" style:country-complex="EG" style:font-style-complex="normal"/>
    </style:style>
    <style:style style:name="T16" style:family="text">
      <style:text-properties fo:color="#f10d0c" loext:opacity="100%" fo:font-family="'29LT Bukra Bold'" style:font-style-name="Bold" style:font-pitch="variable" fo:font-size="20pt" fo:font-style="normal" officeooo:rsid="002f75af" style:font-size-asian="17.5pt" style:font-style-asian="normal" style:font-name-complex="29LT Bukra Bold2" style:font-size-complex="20pt" style:language-complex="ar" style:country-complex="EG" style:font-style-complex="normal"/>
    </style:style>
    <style:style style:name="T17" style:family="text">
      <style:text-properties fo:color="#f10d0c" loext:opacity="100%" fo:font-family="'29LT Bukra Bold'" style:font-style-name="Bold" style:font-pitch="variable" fo:font-size="16pt" fo:font-style="normal" officeooo:rsid="00306967" style:font-size-asian="16pt" style:font-style-asian="normal" style:font-name-complex="29LT Bukra Bold2" style:font-size-complex="16pt" style:language-complex="ar" style:country-complex="EG" style:font-style-complex="normal"/>
    </style:style>
    <style:style style:name="T18" style:family="text">
      <style:text-properties fo:color="#f10d0c" loext:opacity="100%" fo:font-family="'29LT Bukra Bold'" style:font-style-name="Bold" style:font-pitch="variable" fo:font-size="16pt" fo:font-style="normal" officeooo:rsid="0033de67" style:font-size-asian="16pt" style:font-style-asian="normal" style:font-name-complex="29LT Bukra Bold2" style:font-size-complex="16pt" style:language-complex="ar" style:country-complex="EG" style:font-style-complex="normal"/>
    </style:style>
    <style:style style:name="T19" style:family="text">
      <style:text-properties fo:color="#f10d0c" loext:opacity="100%" fo:font-family="'29LT Bukra Bold'" style:font-style-name="Bold" style:font-pitch="variable" fo:font-size="20pt" fo:font-style="normal" officeooo:rsid="003346d9" style:font-size-asian="17.5pt" style:font-style-asian="normal" style:font-name-complex="29LT Bukra Bold2" style:font-size-complex="20pt" style:language-complex="ar" style:country-complex="EG" style:font-style-complex="normal"/>
    </style:style>
    <style:style style:name="T20" style:family="text">
      <style:text-properties fo:color="#f10d0c" loext:opacity="100%" fo:font-family="'29LT Bukra Bold'" style:font-style-name="Bold" style:font-pitch="variable" fo:font-size="20pt" fo:font-style="normal" officeooo:rsid="0035430f" style:font-size-asian="17.5pt" style:font-style-asian="normal" style:font-name-complex="29LT Bukra Bold2" style:font-size-complex="20pt" style:language-complex="ar" style:country-complex="EG" style:font-style-complex="normal"/>
    </style:style>
    <style:style style:name="T21" style:family="text">
      <style:text-properties fo:color="#f10d0c" loext:opacity="100%" fo:font-family="'29LT Bukra Bold'" style:font-style-name="Bold" style:font-pitch="variable" fo:font-size="20pt" fo:font-style="normal" officeooo:rsid="00369a16" style:font-size-asian="17.5pt" style:font-style-asian="normal" style:font-name-complex="29LT Bukra Bold2" style:font-size-complex="20pt" style:language-complex="ar" style:country-complex="EG" style:font-style-complex="normal"/>
    </style:style>
    <style:style style:name="T22" style:family="text">
      <style:text-properties fo:color="#f10d0c" loext:opacity="100%" fo:font-style="normal" style:font-style-asian="normal" style:language-complex="ar" style:country-complex="EG" style:font-style-complex="normal"/>
    </style:style>
    <style:style style:name="T23" style:family="text">
      <style:text-properties fo:font-style="normal" style:font-style-asian="normal" style:language-complex="ar" style:country-complex="EG" style:font-style-complex="normal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fo:background-color="#ffd428" loext:char-shading-value="0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fo:color="#e8a202" loext:opacity="100%" fo:font-size="22pt" style:font-size-asian="22pt" style:font-size-complex="22pt"/>
    </style:style>
    <style:style style:name="T28" style:family="text">
      <style:text-properties fo:color="#e8a202" loext:opacity="100%" fo:font-size="22pt" fo:language="en" fo:country="US" style:letter-kerning="false" style:font-name-asian="Calibri" style:font-size-asian="22pt" style:language-asian="en" style:country-asian="US" style:font-size-complex="22pt" style:language-complex="ar" style:country-complex="SA"/>
    </style:style>
    <style:style style:name="T29" style:family="text">
      <style:text-properties officeooo:rsid="003b643b"/>
    </style:style>
    <style:style style:name="T30" style:family="text">
      <style:text-properties style:text-underline-style="dotted" style:text-underline-width="auto" style:text-underline-color="font-color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color="#f10d0c" loext:opacity="100%" fo:font-family="'29LT Bukra Bold'" style:font-style-name="Bold" style:font-pitch="variable" fo:font-size="20pt" fo:font-style="normal" officeooo:rsid="003d440d" style:font-size-asian="17.5pt" style:font-style-asian="normal" style:font-name-complex="29LT Bukra Bold2" style:font-size-complex="20pt" style:language-complex="ar" style:country-complex="EG" style:font-style-complex="normal"/>
    </style:style>
    <style:style style:name="T33" style:family="text">
      <style:text-properties fo:font-size="18pt" fo:font-style="normal" officeooo:rsid="0041a01f" style:font-size-asian="18pt" style:font-style-asian="normal" style:font-size-complex="18pt" style:font-style-complex="normal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color="#155ee7" loext:opacity="100%" fo:font-size="30pt" fo:font-style="normal" fo:font-weight="normal" officeooo:rsid="0046df30" fo:background-color="#ffd428" loext:char-shading-value="0" style:font-size-asian="30pt" style:font-style-asian="normal" style:font-weight-asian="normal" style:font-size-complex="30pt" style:font-style-complex="normal" style:font-weight-complex="normal"/>
    </style:style>
    <style:style style:name="T36" style:family="text">
      <style:text-properties fo:font-style="normal" officeooo:rsid="00473e7b" style:font-style-asian="normal" style:font-style-complex="normal"/>
    </style:style>
    <style:style style:name="T37" style:family="text">
      <style:text-properties fo:font-style="normal" officeooo:rsid="0048be73" style:font-style-asian="normal" style:font-style-complex="normal"/>
    </style:style>
    <style:style style:name="T38" style:family="text">
      <style:text-properties fo:color="#ff3838" loext:opacity="100%" fo:font-style="normal" officeooo:rsid="0048be73" style:font-style-asian="normal" style:font-style-complex="normal"/>
    </style:style>
    <style:style style:name="T39" style:family="text">
      <style:text-properties fo:font-style="normal" officeooo:rsid="00490289" style:font-style-asian="normal" style:font-style-complex="normal"/>
    </style:style>
    <style:style style:name="T40" style:family="text">
      <style:text-properties fo:font-style="normal" officeooo:rsid="0049db10" style:font-style-asian="normal" style:font-style-complex="normal"/>
    </style:style>
    <style:style style:name="T41" style:family="text">
      <style:text-properties fo:font-style="normal" officeooo:rsid="004b1709" style:font-style-asian="normal" style:font-style-complex="normal"/>
    </style:style>
    <style:style style:name="T42" style:family="text">
      <style:text-properties fo:color="#ff3838" loext:opacity="100%" fo:font-size="16pt" fo:font-style="normal" style:font-size-asian="16pt" style:font-style-asian="normal" style:font-size-complex="16pt" style:font-style-complex="normal"/>
    </style:style>
    <style:style style:name="T43" style:family="text">
      <style:text-properties officeooo:rsid="004ef8ad"/>
    </style:style>
    <style:style style:name="T44" style:family="text">
      <style:text-properties fo:color="#d62e4e" loext:opacity="100%" officeooo:rsid="00512578"/>
    </style:style>
    <style:style style:name="T45" style:family="text">
      <style:text-properties fo:color="#d62e4e" loext:opacity="100%" officeooo:rsid="00524b28"/>
    </style:style>
    <style:style style:name="T46" style:family="text">
      <style:text-properties officeooo:rsid="004f3921"/>
    </style:style>
    <style:style style:name="T47" style:family="text">
      <style:text-properties fo:color="#d62e4e" loext:opacity="100%" fo:font-size="22pt" style:letter-kerning="false" style:language-complex="ar" style:country-complex="EG"/>
    </style:style>
    <style:style style:name="T48" style:family="text">
      <style:text-properties fo:color="#d62e4e" loext:opacity="100%"/>
    </style:style>
    <style:style style:name="T49" style:family="text">
      <style:text-properties fo:font-style="normal" officeooo:rsid="00524b28" style:font-style-asian="normal" style:font-style-complex="normal"/>
    </style:style>
    <style:style style:name="T50" style:family="text">
      <style:text-properties fo:color="#d62e4e" loext:opacity="100%" fo:font-style="normal" officeooo:rsid="0052a9b2" style:font-style-asian="normal" style:font-style-complex="normal"/>
    </style:style>
    <style:style style:name="T51" style:family="text">
      <style:text-properties fo:font-style="normal" officeooo:rsid="0052a9b2" style:font-style-asian="normal" style:font-style-complex="normal"/>
    </style:style>
    <style:style style:name="T52" style:family="text">
      <style:text-properties fo:font-style="normal" officeooo:rsid="0052ac0c" style:font-style-asian="normal" style:font-style-complex="normal"/>
    </style:style>
    <style:style style:name="T53" style:family="text">
      <style:text-properties fo:color="#d62e4e" loext:opacity="100%" fo:font-style="normal" style:font-style-asian="normal" style:font-style-complex="normal"/>
    </style:style>
    <style:style style:name="T54" style:family="text">
      <style:text-properties fo:color="#d62e4e" loext:opacity="100%" fo:font-style="normal" officeooo:rsid="0052ac0c" style:font-style-asian="normal" style:font-style-complex="normal"/>
    </style:style>
    <style:style style:name="T55" style:family="text">
      <style:text-properties fo:color="#d62e4e" loext:opacity="100%" fo:font-size="27pt" fo:font-style="normal" officeooo:rsid="00544b96" style:font-size-asian="27pt" style:font-style-asian="normal" style:font-size-complex="27pt" style:font-style-complex="normal"/>
    </style:style>
    <style:style style:name="T56" style:family="text">
      <style:text-properties fo:font-style="normal" officeooo:rsid="00544b96" style:font-style-asian="normal" style:font-style-complex="normal"/>
    </style:style>
    <style:style style:name="T57" style:family="text">
      <style:text-properties fo:font-style="normal" officeooo:rsid="00547f7a" style:font-style-asian="normal" style:font-style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style:style style:name="gr1" style:family="graphic">
      <style:graphic-properties draw:stroke="solid" svg:stroke-width="0.05in" svg:stroke-color="#3465a4" draw:marker-start-width="0in" draw:marker-end-width="0in" draw:textarea-horizontal-align="center" draw:textarea-vertical-align="middle" fo:padding-top="0.0508in" fo:padding-bottom="0.0508in" fo:padding-left="0.0508in" fo:padding-right="0.0508in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99in" svg:stroke-color="#55308d" draw:fill-color="#2a6099" draw:textarea-horizontal-align="center" draw:textarea-vertical-align="middle" fo:padding-top="0.0146in" fo:padding-bottom="0.0146in" fo:padding-left="0.0146in" fo:padding-right="0.0146in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5in" draw:marker-start-width="0.2134in" draw:marker-end-width="0.2134in" draw:textarea-horizontal-align="center" draw:textarea-vertical-align="middle" fo:padding-top="0.0244in" fo:padding-bottom="0.0244in" fo:padding-left="0.0244in" fo:padding-right="0.0244in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5in" draw:marker-start-width="0.2138in" draw:marker-end-width="0.2138in" draw:textarea-horizontal-align="center" draw:textarea-vertical-align="middle" fo:padding-top="0.0252in" fo:padding-bottom="0.0252in" fo:padding-left="0.0252in" fo:padding-right="0.0252in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701in" svg:stroke-color="#a1467e" draw:marker-start-width="0.2437in" draw:marker-end-width="0.2437in" draw:fill-color="#800080" draw:textarea-horizontal-align="center" draw:textarea-vertical-align="middle" fo:padding-top="0.0346in" fo:padding-bottom="0.0346in" fo:padding-left="0.0346in" fo:padding-right="0.0346in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598in" draw:marker-start-width="0.228in" draw:marker-end-width="0.228in" draw:textarea-horizontal-align="center" draw:textarea-vertical-align="middle" fo:padding-top="0.0291in" fo:padding-bottom="0.0291in" fo:padding-left="0.0291in" fo:padding-right="0.0291in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7" style:family="graphic">
      <style:graphic-properties svg:stroke-width="0.0799in" draw:marker-start-width="0.2575in" draw:marker-end-width="0.2575in" draw:textarea-horizontal-align="center" draw:textarea-vertical-align="middle" fo:padding-top="0.039in" fo:padding-bottom="0.039in" fo:padding-left="0.039in" fo:padding-right="0.039in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ML: HyperText Markup Language</text:p>
      <text:p text:style-name="P2">HyperText: Text Contains Links (النص الفائق)</text:p>
      <text:p text:style-name="P2">Markup: Using Tags (وسوم أو علامات) </text:p>
      <text:p text:style-name="P3">وضع علامة أو وسم</text:p>
      <text:p text:style-name="P3">لغة توصيف (وسم) النص الفائق</text:p>
      <text:p text:style-name="P2">HTML describes the structure of a web page.</text:p>
      <text:p text:style-name="P4">HTML consists of a series of elements that tell the browser how to display the content.</text:p>
      <text:p text:style-name="P2">&lt;!DOCTYPE html&gt;</text:p>
      <text:p text:style-name="P5"><text:span text:style-name="T1">بيخبر المتصفح إن ده مست</text:span><text:span text:style-name="T2">ن</text:span><text:span text:style-name="T1">د HTML5 حديث </text:span></text:p>
      <text:p text:style-name="P6">&lt;html <text:span text:style-name="T3">lang=”en”</text:span>&gt; Open Tag</text:p>
      <text:p text:style-name="P2">Consists of head and body</text:p>
      <text:p text:style-name="P2">&lt;/html&gt; Close Tag</text:p>
      <text:p text:style-name="P4">Root Element الحاوية الأساسية لمحتويات الصفحة</text:p>
      <text:p text:style-name="P2">&lt;head&gt;</text:p>
      <text:p text:style-name="P2">metadata about the page like:</text:p>
      <text:p text:style-name="P2">&lt;title&gt;</text:p>
      <text:p text:style-name="P2">عنوان الصفحة في التاب بتاع المتصفح</text:p>
      <text:p text:style-name="P2">&lt;/title&gt;</text:p>
      <text:p text:style-name="P4">&lt;/head&gt;</text:p>
      <text:p text:style-name="P7"><text:soft-page-break/><text:span text:style-name="T1">&lt;body&gt;</text:span></text:p>
      <text:p text:style-name="P2">الجسم بيحتوى على المحتوى المرئي للمستخدم</text:p>
      <text:p text:style-name="P2">نصوص، صور، روابط، أزرار</text:p>
      <text:p text:style-name="P4">&lt;/body&gt;</text:p>
      <text:p text:style-name="P8">We have only six levels of headings</text:p>
      <text:p text:style-name="P8">&lt;h1&gt;... &lt;h6&gt;</text:p>
      <text:p text:style-name="P8">هيكل هرمي للمحتوى داخل الصفحة</text:p>
      <text:p text:style-name="P9">&lt;/h1&gt;... &lt;/h6&gt;</text:p>
      <text:p text:style-name="P9">&lt;h7&gt;Hello&lt;/h7&gt; هيتعامل نص عادي مش عنوان </text:p>
      <text:p text:style-name="P8">&lt;!--Comments--&gt; </text:p>
      <text:p text:style-name="P9">shortcut: ctrl + /</text:p>
      <text:p text:style-name="P8">&lt;p&gt; paragraph</text:p>
      <text:p text:style-name="P10"><text:span text:style-name="T1">lorem</text:span><text:span text:style-name="T4">10</text:span><text:span text:style-name="T1"> (VS code generates 10 words paragraph)</text:span></text:p>
      <text:p text:style-name="P8">&lt;/p&gt;</text:p>
      <text:p text:style-name="P8">&lt;br&gt; Empty Tag (self-closing tag) break</text:p>
      <text:p text:style-name="P11">بينزل سطر تحت</text:p>
      <text:p text:style-name="P9">lorem ipsum نص وهمي لملء الفراغات</text:p>
      <text:p text:style-name="P10"><text:soft-page-break/><text:span text:style-name="T1">ordered list</text:span></text:p>
      <text:p text:style-name="P8">&lt;ol&gt;</text:p>
      <text:p text:style-name="P8">&lt;li&gt;listItem1&lt;/li&gt;</text:p>
      <text:p text:style-name="P8">&lt;li&gt;listItem2&lt;/li&gt;</text:p>
      <text:p text:style-name="P8">&lt;li&gt;listItem3&lt;/li&gt;</text:p>
      <text:p text:style-name="P9">&lt;/ol&gt;</text:p>
      <text:p text:style-name="P8">unordered list</text:p>
      <text:p text:style-name="P8">&lt;ul&gt;</text:p>
      <text:p text:style-name="P8">&lt;li&gt;Ali&lt;/li&gt;</text:p>
      <text:p text:style-name="P8">&lt;li&gt;Saif&lt;/li&gt;</text:p>
      <text:p text:style-name="P8">&lt;li&gt;Mhmd&lt;/li&gt;</text:p>
      <text:p text:style-name="P9">&lt;/ul&gt;</text:p>
      <text:p text:style-name="P12">nested list</text:p>
      <text:p text:style-name="P12">&lt;ol&gt;</text:p>
      <text:p text:style-name="P12">&lt;li&gt;Computers:&lt;/li&gt;</text:p>
      <text:p text:style-name="P12">&lt;ul&gt;</text:p>
      <text:p text:style-name="P13"><text:soft-page-break/><text:span text:style-name="T1">&lt;li&gt;HP&lt;/li&gt;</text:span></text:p>
      <text:p text:style-name="P12">&lt;li&gt;Dell&lt;/li&gt;</text:p>
      <text:p text:style-name="P12">&lt;li&gt;Asus&lt;/li&gt;</text:p>
      <text:p text:style-name="P12">&lt;/ul&gt;</text:p>
      <text:p text:style-name="P14">&lt;/ol&gt;<text:tab/></text:p>
      <text:p text:style-name="P8">Images:</text:p>
      <text:list text:style-name="WWNum1">
        <text:list-item>
          <text:p text:style-name="P15">Local images</text:p>
        </text:list-item>
        <text:list-item>
          <text:p text:style-name="P15">Remote images</text:p>
        </text:list-item>
      </text:list>
      <text:p text:style-name="P8">&lt;img src="Nature.jpg" alt="image not found"/&gt; </text:p>
      <text:p text:style-name="P8">&lt;!--</text:p>
      <text:p text:style-name="P8">it's a self-closing tag</text:p>
      <text:p text:style-name="P8">alt means alternative text</text:p>
      <text:p text:style-name="P8">src means source link or location</text:p>
      <text:p text:style-name="P8">--&gt;</text:p>
      <text:p text:style-name="P8">&lt;img src="Nature.jpg" width="1920px" height="1080px"&gt;</text:p>
      <text:p text:style-name="P9">&lt;img src="Link of remote image" /&gt;</text:p>
      <text:p text:style-name="P16"><text:soft-page-break/>Hyperlink رابط ضمن نص</text:p>
      <text:p text:style-name="P16">Link اختصارًا</text:p>
      <text:p text:style-name="P16">href = HyperText Reference</text:p>
      <text:p text:style-name="P17"><text:span text:style-name="T5">&lt;a href="SiteLink"&gt;</text:span><text:span text:style-name="T1"> </text:span><text:span text:style-name="T4">Press this link</text:span><text:span text:style-name="T1"> </text:span><text:span text:style-name="T5">&lt;/a&gt;</text:span></text:p>
      <text:p text:style-name="P16">&lt;a href="About.html"&gt;About Page&lt;/a&gt;</text:p>
      <text:p text:style-name="P18">لينك لصفحة html تانية</text:p>
      <text:p text:style-name="P19">Forms </text:p>
      <text:p text:style-name="P19">نموذج إدخال أو استمارة</text:p>
      <text:p text:style-name="P16">&lt;form&gt; </text:p>
      <text:p text:style-name="P16">&lt;label&gt;Email&lt;/label&gt;</text:p>
      <text:p text:style-name="P16">&lt;input type="text"&gt; &lt;!--self-closing tag--&gt;</text:p>
      <text:p text:style-name="P20">&lt;br&gt;</text:p>
      <text:p text:style-name="P16">&lt;label&gt;Password&lt;/label&gt;</text:p>
      <text:p text:style-name="P16">&lt;input type="text"&gt;</text:p>
      <text:p text:style-name="P16">&lt;/form&gt;</text:p>
      <text:p text:style-name="P16">label يعني عنوان أو بطاقة</text:p>
      <text:p text:style-name="P21">Input types:</text:p>
      <text:p text:style-name="P21">type="text" حقل نصي عادي</text:p>
      <text:p text:style-name="P21">type="password" حقل نصي ولكن يخفي الحروف</text:p>
      <text:p text:style-name="P21">type="email" مخصص لإدخال بريد إلكتروني @</text:p>
      <text:p text:style-name="P21"><text:soft-page-break/>type="number" مخصص للأرقام فقط</text:p>
      <text:p text:style-name="P21">type="tel" مخصص لأرقام الهواتف</text:p>
      <text:p text:style-name="P22"><text:span text:style-name="T6">&lt;label </text:span><text:span text:style-name="T7">for="UserEmail"</text:span><text:span text:style-name="T6">&gt;Email&lt;/label&gt;</text:span></text:p>
      <text:p text:style-name="P22"><text:span text:style-name="T6">&lt;input type="email" </text:span><text:span text:style-name="T7">id="UserEmail"</text:span><text:span text:style-name="T6"> name="Email"&gt;&lt;br&gt;</text:span></text:p>
      <text:p text:style-name="P23">id مطابق ل for لأنه بيعرف المتصفح إن حقل الإدخال ده مرتبط بالبطاقة دي فلما تدوس على كلمة Email مربع الإدخال بيتفعل.</text:p>
      <text:p text:style-name="P23">name الاسم اللي بيتعرف بيه server على البيانات المدخلة.</text:p>
      <text:p text:style-name="P24">أدخلت test@example.com وضغطت submit <text:s/>ما سيصل للخادم هو: Email=test@example.com </text:p>
      <text:p text:style-name="P16">&lt;input type="submit" value="Log In"&gt;</text:p>
      <text:p text:style-name="P25">إرسال نموذج البيانات للسيرفر أو الجهة المحددة في:</text:p>
      <text:p text:style-name="P22"><text:span text:style-name="T1">&lt;form </text:span><text:span text:style-name="T4">action="/login"</text:span><text:span text:style-name="T1"> method="post"&gt; </text:span></text:p>
      <text:p text:style-name="P16">Log In</text:p>
      <text:p text:style-name="P26"><text:span text:style-name="T1"><text:s text:c="2"/>قيمة تظهر مكان كلمة</text:span><text:span text:style-name="T6"> </text:span><text:span text:style-name="T1">submit</text:span></text:p>
      <text:p text:style-name="P27">&lt;input type="button" value="Learn More"&gt;</text:p>
      <text:p text:style-name="P25">زر يحتاج إلى جافا سكربت لتحديد وظيفته</text:p>
      <text:p text:style-name="P16">&lt;button&gt;Download&lt;/button&gt; زر عادي</text:p>
      <text:p text:style-name="P28"><text:soft-page-break/>&lt;button type="reset"&gt;Reset&lt;/button&gt;</text:p>
      <text:p text:style-name="P29"><text:span text:style-name="T8">سواء صور أو أيقونات Reset </text:span>زر بيحتوي أي قيمة مك<text:span text:style-name="T8">ا</text:span><text:span text:style-name="T9">ن النص</text:span></text:p>
      <text:p text:style-name="P30">Container Element</text:p>
      <text:p text:style-name="P31">زر داخل الفورم لإعادة تعيين الحقول إلى القيم الأولية</text:p>
      <text:p text:style-name="P16">&lt;label&gt;I have read all license agreements&lt;/label&gt;</text:p>
      <text:p text:style-name="P32">&lt;input type="checkbox" name="agreement" value="agreed"&gt;</text:p>
      <text:p text:style-name="P33"><text:s/>القيمة التي سترسل للخادم إذا تم تحديد المربع <text:span text:style-name="T9">value</text:span></text:p>
      <text:p text:style-name="P34">agreement = agreed</text:p>
      <text:p text:style-name="P21">&lt;input type="color" /&gt; </text:p>
      <text:p text:style-name="P35">self-closing tag &lt;… /&gt;</text:p>
      <text:p text:style-name="P35">&lt;input type="date" /&gt;</text:p>
      <text:p text:style-name="P35">&lt;input type="file" /&gt;</text:p>
      <text:p text:style-name="P35">&lt;input ty<text:span text:style-name="T10">pe="ra</text:span>dio" /&gt;</text:p>
      <text:p text:style-name="P35">&lt;input type="search" /&gt;</text:p>
      <text:p text:style-name="P36"><draw:line text:anchor-type="paragraph" draw:z-index="0" draw:name="Line 1" draw:style-name="gr1" draw:text-style-name="P37" svg:x1="-0.2787in" svg:y1="-0.0673in" svg:x2="7.8016in" svg:y2="-0.0803in"><text:p/></draw:line><text:span text:style-name="Emphasis"><text:span text:style-name="T11">Audio &amp; Video</text:span></text:span></text:p>
      <text:p text:style-name="P38"><text:span text:style-name="Emphasis"><text:span text:style-name="T12">&lt;video controls src="Assets/Drums.mp4"&gt;&lt;/video&gt;</text:span></text:span></text:p>
      <text:p text:style-name="P39"><draw:line text:anchor-type="paragraph" draw:z-index="1" draw:name="Horizontal line 1" draw:style-name="gr2" draw:text-style-name="P40" svg:x1="-0.098in" svg:y1="0.4028in" svg:x2="7.4685in" svg:y2="0.4028in"><text:p/></draw:line>&lt;audio controls src="Assets/Audio.mp3"&gt;&lt;/audio&gt;</text:p>
      <text:p text:style-name="P41"><text:span text:style-name="Emphasis"><text:span text:style-name="T13">HTML Semantics</text:span></text:span><text:span text:style-name="Emphasis"><text:span text:style-name="T14">: وسوم دلالية تصف المحتوى بداخلها</text:span></text:span></text:p>
      <text:p text:style-name="P42"><text:span text:style-name="Emphasis"><text:span text:style-name="T15">تقسم الكود إلى هياكل وظيفية</text:span></text:span></text:p>
      <text:p text:style-name="P43"><text:soft-page-break/><text:span text:style-name="Emphasis"><text:span text:style-name="T16">Non-semantic elements like &lt;div&gt; and &lt;span&gt; tells nothing about its content.</text:span></text:span></text:p>
      <text:p text:style-name="P44"><text:span text:style-name="Emphasis"><text:span text:style-name="T17">HTML Semantics: وظيفتها دلالية وليست شكلية</text:span></text:span></text:p>
      <text:p text:style-name="P45"><text:span text:style-name="Emphasis"><text:span text:style-name="T18">تعطي معنى للمطور ولمحرك البحث</text:span></text:span></text:p>
      <text:p text:style-name="P46"><draw:line text:anchor-type="paragraph" draw:z-index="2" draw:name="Horizontal line 2" draw:style-name="gr3" draw:text-style-name="P47" svg:x1="-0.0228in" svg:y1="-0.0047in" svg:x2="7.3843in" svg:y2="-0.0047in"><text:p/></draw:line><text:span text:style-name="Emphasis"><text:span text:style-name="T19">HTML Formatting</text:span></text:span></text:p>
      <text:p text:style-name="P48"><text:span text:style-name="Emphasis"><text:span text:style-name="T19">&lt;</text:span></text:span><text:span text:style-name="Emphasis"><text:span text:style-name="T20">b</text:span></text:span><text:span text:style-name="Emphasis"><text:span text:style-name="T19">&gt;</text:span></text:span><text:span text:style-name="Emphasis"><text:span text:style-name="T20">bold text</text:span></text:span><text:span text:style-name="Emphasis"><text:span text:style-name="T19">&lt;/</text:span></text:span><text:span text:style-name="Emphasis"><text:span text:style-name="T20">b</text:span></text:span><text:span text:style-name="Emphasis"><text:span text:style-name="T19">&gt;</text:span></text:span></text:p>
      <text:p text:style-name="P49"><text:span text:style-name="Emphasis"><text:span text:style-name="T19">&lt;</text:span></text:span><text:span text:style-name="Emphasis"><text:span text:style-name="T21">Strong</text:span></text:span><text:span text:style-name="Emphasis"><text:span text:style-name="T19">&gt;</text:span></text:span><text:span text:style-name="Emphasis"><text:span text:style-name="T21">StrongText</text:span></text:span><text:span text:style-name="Emphasis"><text:span text:style-name="T19">&lt;/</text:span></text:span><text:span text:style-name="Emphasis"><text:span text:style-name="T21">Strong</text:span></text:span><text:span text:style-name="Emphasis"><text:span text:style-name="T19">&gt;</text:span></text:span></text:p>
      <text:p text:style-name="P50"><text:span text:style-name="Emphasis"><text:span text:style-name="T21">&lt;p&gt;I am &lt;em&gt;Ahmed&lt;/em&gt;&lt;/p&gt;</text:span></text:span></text:p>
      <text:p text:style-name="P50"><text:span text:style-name="Emphasis"><text:span text:style-name="T21">&lt;p&gt;I am &lt;i&gt;Ahmed&lt;/i&gt;&lt;/p&gt;</text:span></text:span></text:p>
      <text:p text:style-name="P50"><text:span text:style-name="Emphasis"><text:span text:style-name="T21">italic = emphasis = خط مائل للتشديد والتركيز</text:span></text:span></text:p>
      <text:p text:style-name="P50"><text:span text:style-name="Emphasis"><text:span text:style-name="T21">&lt;small&gt;Hello&lt;/small&gt;</text:span></text:span></text:p>
      <text:p text:style-name="Standard"><text:span text:style-name="Emphasis"><text:span text:style-name="T22">&lt;p&gt;100$ - &lt;del&gt;200$&lt;/del&gt;&lt;/p&gt;</text:span></text:span></text:p>
      <text:p text:style-name="Standard"><text:span text:style-name="Emphasis"><text:span text:style-name="T23">&lt;ins&gt;Inserted Text&lt;/ins&gt;</text:span></text:span></text:p>
      <text:p text:style-name="Standard">&lt;!--نص مدرج <text:span text:style-name="T24">تحته خط</text:span>--&gt;</text:p>
      <text:p text:style-name="Standard">&lt;p&gt;X&lt;sub&gt;2&lt;/sub&gt;&lt;/p&gt;</text:p>
      <text:p text:style-name="Standard">&lt;p&gt;X&lt;sup&gt;2&lt;/sup&gt;&lt;/p&gt;</text:p>
      <text:p text:style-name="P51">&lt;p&gt;Hello in this &lt;mark&gt;<text:span text:style-name="T25">course</text:span>&lt;/mark&gt;&lt;/p&gt;</text:p>
      <text:p text:style-name="Standard"><text:span text:style-name="T26">&lt;p&gt;My Quote: &lt;q&gt;</text:span><text:span text:style-name="T27">”</text:span><text:span text:style-name="T26">Don't be afraid</text:span><text:span text:style-name="T28">”</text:span><text:span text:style-name="T26">&lt;/q&gt;&lt;/p&gt;</text:span></text:p>
      <text:p text:style-name="P52">&lt;abbr title="Hyper Text Markup <text:span text:style-name="T29">Language”</text:span>&gt;<text:span text:style-name="T30">HTML</text:span>&lt;/abbr&gt;</text:p>
      <text:p text:style-name="P53">abbr = abbreviation (اختصار)</text:p>
      <text:p text:style-name="P54"><text:soft-page-break/>&lt;nav&gt; &lt;/nav&gt; (semantic tag)</text:p>
      <text:p text:style-name="P55">يحتوى على روابط التنقل بين الأقسام يفهمه <text:span text:style-name="T31">محرك</text:span> البحث والمطور ويسهل إمكانية الوصول.</text:p>
      <text:p text:style-name="P56">&lt;header&gt;Site Logo &amp; Title&lt;/header&gt; (semantic tag)</text:p>
      <text:p text:style-name="P57"><text:span text:style-name="Emphasis"><text:span text:style-name="T32">ده الرأس بتاع ال body.</text:span></text:span></text:p>
      <text:p text:style-name="P58"><text:span text:style-name="Emphasis"><text:span text:style-name="T33">&lt;section&gt;قسم لمحتوى مترابط&lt;/section&gt;</text:span></text:span></text:p>
      <text:p text:style-name="Standard"><draw:line text:anchor-type="paragraph" draw:z-index="3" draw:name="Horizontal line 4" draw:style-name="gr4" draw:text-style-name="P47" svg:x1="-0.0228in" svg:y1="-0.0437in" svg:x2="7.5697in" svg:y2="-0.0437in"><text:p/></draw:line><text:span text:style-name="Emphasis"><text:span text:style-name="T34">&lt;form&gt;</text:span></text:span></text:p>
      <text:p text:style-name="P59">&lt;label&gt;Email&lt;/label&gt;</text:p>
      <text:p text:style-name="P59">&lt;input type="email" placeholder="Email" /&gt;</text:p>
      <text:p text:style-name="P59">&lt;/form&gt;</text:p>
      <text:p text:style-name="P60"><draw:line text:anchor-type="paragraph" draw:z-index="4" draw:name="Horizontal line 5" draw:style-name="gr5" draw:text-style-name="P61" svg:x1="-0.1992in" svg:y1="-0.0161in" svg:x2="7.7827in" svg:y2="-0.0161in"><text:p/></draw:line><text:span text:style-name="Emphasis"><text:span text:style-name="T35">CSS</text:span></text:span></text:p>
      <text:p text:style-name="P62"><text:span text:style-name="Emphasis"><text:span text:style-name="T36">CSS: Cascading Style Sheets</text:span></text:span></text:p>
      <text:p text:style-name="P63"><text:span text:style-name="Emphasis"><text:span text:style-name="T36">أوراق التنسيق المتتالية</text:span></text:span></text:p>
      <text:p text:style-name="Standard"><text:span text:style-name="Emphasis"><text:span text:style-name="T34">CSS is the language we use to style an HTML document.</text:span></text:span></text:p>
      <text:p text:style-name="P64"><text:span text:style-name="Emphasis"><text:span text:style-name="T37">Best</text:span></text:span><text:span text:style-name="Emphasis"><text:span text:style-name="T37"> way to connect CSS with HTML:</text:span></text:span></text:p>
      <text:p text:style-name="P64"><text:span text:style-name="Emphasis"><text:span text:style-name="T38">External Style Sheet: style.css</text:span></text:span></text:p>
      <text:p text:style-name="P64"><text:span text:style-name="Emphasis"><text:span text:style-name="T37">we use the &lt;link&gt; tag inside the &lt;head&gt; tag of html.</text:span></text:span></text:p>
      <text:p text:style-name="P64"><text:span text:style-name="Emphasis"><text:span text:style-name="T37">&lt;link rel="stylesheet" href="style.css"&gt;</text:span></text:span></text:p>
      <text:p text:style-name="P64"><text:soft-page-break/><text:span text:style-name="Emphasis"><text:span text:style-name="T38">Internal Style Sheet</text:span></text:span></text:p>
      <text:p text:style-name="P65"><text:span text:style-name="Emphasis"><text:span text:style-name="T39">طريقة أخرى لما تكون عايز تنسيق مختلف لصفحة محددة.</text:span></text:span></text:p>
      <text:p text:style-name="P66"><text:span text:style-name="Emphasis"><text:span text:style-name="T39">We write CSS code inside HTML file</text:span></text:span></text:p>
      <text:p text:style-name="P66"><text:span text:style-name="Emphasis"><text:span text:style-name="T39">&lt;head&gt;</text:span></text:span></text:p>
      <text:p text:style-name="P66"><text:span text:style-name="Emphasis"><text:span text:style-name="T39">&lt;style&gt;CSSCode&lt;/style&gt;</text:span></text:span></text:p>
      <text:p text:style-name="P67"><text:span text:style-name="Emphasis"><text:span text:style-name="T39">&lt;/head&gt;</text:span></text:span></text:p>
      <text:p text:style-name="P68"><draw:line text:anchor-type="paragraph" draw:z-index="5" draw:name="Horizontal line 6" draw:style-name="gr6" draw:text-style-name="P47" svg:x1="-0.1299in" svg:y1="-0.0646in" svg:x2="7.6299in" svg:y2="-0.0646in"><text:p/></draw:line><text:span text:style-name="Emphasis"><text:span text:style-name="T40">Comment in CSS:</text:span></text:span></text:p>
      <text:p text:style-name="P69"><text:span text:style-name="Emphasis"><text:span text:style-name="T40">/*...*/</text:span></text:span></text:p>
      <text:p text:style-name="P70"><draw:line text:anchor-type="paragraph" draw:z-index="6" draw:name="Horizontal line 7" draw:style-name="gr6" draw:text-style-name="P47" svg:x1="-0.1299in" svg:y1="-0.0646in" svg:x2="7.6299in" svg:y2="-0.0646in"><text:p/></draw:line><text:span text:style-name="Emphasis"><text:span text:style-name="T40">Basic Syntax of CSS:</text:span></text:span></text:p>
      <text:p text:style-name="P71"><text:span text:style-name="Emphasis"><text:span text:style-name="T40">selector {property: value;}</text:span></text:span></text:p>
      <text:p text:style-name="P72"><text:span text:style-name="Emphasis"><text:span text:style-name="T41">selector: المحدد</text:span></text:span></text:p>
      <text:p text:style-name="P73"><text:span text:style-name="Emphasis"><text:span text:style-name="T41">يعني عنصر HTML الذي ستطبق عليه الخاصية.</text:span></text:span></text:p>
      <text:p text:style-name="P74"><text:span text:style-name="Emphasis"><text:span text:style-name="T42">&lt;style&gt;</text:span></text:span></text:p>
      <text:p text:style-name="P75">h1 {</text:p>
      <text:p text:style-name="P75">color: blueviolet;</text:p>
      <text:p text:style-name="P75">}</text:p>
      <text:p text:style-name="P75">p {</text:p>
      <text:p text:style-name="P75">color: rgb(13, 51, 187);</text:p>
      <text:p text:style-name="P75">font-size: larger;</text:p>
      <text:p text:style-name="P75">}</text:p>
      <text:p text:style-name="P75">&lt;/style&gt;</text:p>
      <text:p text:style-name="P76"><text:soft-page-break/>style.css content example</text:p>
      <text:p text:style-name="P77">h2 {</text:p>
      <text:p text:style-name="P77">color: chocolate;</text:p>
      <text:p text:style-name="P77">font-style: italic;</text:p>
      <text:p text:style-name="P77">}</text:p>
      <text:p text:style-name="P78">Link in html file &lt;head&gt;:</text:p>
      <text:p text:style-name="Standard">&lt;link rel="stylesheet" href="style.css" /&gt;</text:p>
      <text:p text:style-name="P78">self-closing tag </text:p>
      <text:p text:style-name="P78">rel: relationship نوع العلاقة ملف نمط</text:p>
      <text:p text:style-name="P79">href: <text:span text:style-name="T43">H</text:span>ypertext reference مسار الملف</text:p>
      <text:p text:style-name="P80"><draw:line text:anchor-type="paragraph" draw:z-index="7" draw:name="Horizontal line 3" draw:style-name="gr6" draw:text-style-name="P47" svg:x1="-0.0744in" svg:y1="-0.0602in" svg:x2="7.6854in" svg:y2="-0.0602in"><text:p/></draw:line>Colors</text:p>
      <text:p text:style-name="P81">Color: </text:p>
      <text:list text:style-name="L1">
        <text:list-item>
          <text:p text:style-name="P82">rgb <text:span text:style-name="T44">red – green – blue (intensity of each color from 0 to 255) </text:span><text:span text:style-name="T45">color: </text:span><text:span text:style-name="T44">rgb(</text:span><text:span text:style-name="T45">255, 0, 0</text:span><text:span text:style-name="T44">)</text:span></text:p>
        </text:list-item>
        <text:list-item>
          <text:p text:style-name="P83"><text:span text:style-name="T46">hex </text:span><text:span text:style-name="T47">color: #ff0000;</text:span></text:p>
        </text:list-item>
        <text:list-item>
          <text:p text:style-name="P83"><text:span text:style-name="T46">name </text:span><text:span text:style-name="T48">color: chocolate;</text:span></text:p>
        </text:list-item>
      </text:list>
      <text:p text:style-name="P84"><text:span text:style-name="Emphasis"><text:span text:style-name="T49">hexadecimal form: #rrggbb (00:ff)=(0:255)</text:span></text:span></text:p>
      <text:p text:style-name="P85"><text:span text:style-name="Emphasis"><text:span text:style-name="T50">color: rgba(255, 0, 0, 0.5)</text:span></text:span></text:p>
      <text:p text:style-name="P85"><text:span text:style-name="Emphasis"><text:span text:style-name="T51">a: alpha = transparency (0.5 = 50%)</text:span></text:span></text:p>
      <text:p text:style-name="P86"><text:span text:style-name="Emphasis"><text:span text:style-name="T52">HSL: hue – saturation – lightness</text:span></text:span></text:p>
      <text:p text:style-name="P86"><text:soft-page-break/><text:span text:style-name="Emphasis"><text:span text:style-name="T52">(0:360 ColorWheel – 0:100% - 0:100%)</text:span></text:span></text:p>
      <text:p text:style-name="P87"><draw:line text:anchor-type="paragraph" draw:z-index="8" draw:name="Horizontal line 8" draw:style-name="gr7" draw:text-style-name="P47" svg:x1="-0.039in" svg:y1="0.5543in" svg:x2="7.4984in" svg:y2="0.5543in"><text:p/></draw:line><text:span text:style-name="Emphasis"><text:span text:style-name="T53">background-color: teal; </text:span></text:span><text:span text:style-name="Emphasis"><text:span text:style-name="T54">لون خلفية العنصر</text:span></text:span></text:p>
      <text:p text:style-name="P88"><text:span text:style-name="Emphasis"><text:span text:style-name="T55">Units</text:span></text:span></text:p>
      <text:p text:style-name="P89"><text:span text:style-name="Emphasis"><text:span text:style-name="T56">Absolute Length – Relative Length</text:span></text:span></text:p>
      <text:p text:style-name="P90"><text:span text:style-name="Emphasis"><text:span text:style-name="T56">Absolute: cm – </text:span></text:span><text:span text:style-name="Emphasis"><text:span text:style-name="T57">mm – in – px </text:span></text:span></text:p>
      <text:p text:style-name="Standard"><text:span text:style-name="Emphasis"><text:span text:style-name="T34">div {</text:span></text:span></text:p>
      <text:p text:style-name="P59">background-color: red;</text:p>
      <text:p text:style-name="P59">width: 500px;</text:p>
      <text:p text:style-name="P59">height: 500px;</text:p>
      <text:p text:style-name="P59">}</text:p>
      <text:p text:style-name="P59"/>
      <text:p text:style-name="P90"><text:span text:style-name="Emphasis"><text:span text:style-name="T57"/></text:span></text:p>
      <text:p text:style-name="P91"><text:span text:style-name="Emphasis"><text:span text:style-name="T55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29LT Bukra Bold" svg:font-family="'29LT Bukra Bold'" style:font-pitch="variable"/>
    <style:font-face style:name="29LT Bukra Bold1" svg:font-family="'29LT Bukra Bold'" style:font-family-generic="roman" style:font-pitch="variable"/>
    <style:font-face style:name="29LT Bukra Bold2" svg:font-family="'29LT Bukra Bold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0037c0" loext:opacity="100%" style:font-name="29LT Bukra Bold" fo:font-size="25pt" fo:language="en" fo:country="US" style:letter-kerning="false" style:font-name-asian="Calibri" style:font-size-asian="25pt" style:language-asian="en" style:country-asian="US" style:font-name-complex="29LT Bukra Bold" style:font-size-complex="2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fo:color="#0037c0" loext:opacity="100%" style:font-name="29LT Bukra Bold" fo:font-size="25pt" fo:language="en" fo:country="US" style:letter-kerning="false" style:font-name-asian="Calibri" style:font-size-asian="25pt" style:language-asian="en" style:country-asian="US" style:font-name-complex="29LT Bukra Bold" style:font-size-complex="2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auto" loext:hyphenation-keep-type="column" loext:hyphenation-keep-line="false" style:page-number="auto" style:writing-mode="lr-tb">
        <style:tab-stops/>
      </style:paragraph-properties>
      <style:text-properties fo:color="#833c0b" loext:opacity="100%" fo:font-size="22pt" style:letter-kerning="false" style:language-complex="ar" style:country-complex="EG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3701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3472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6T11:57:00</meta:creation-date>
    <meta:initial-creator>Saif</meta:initial-creator>
    <dc:language>en-US</dc:language>
    <dc:date>2025-11-10T04:32:39.160415664</dc:date>
    <meta:editing-cycles>67</meta:editing-cycles>
    <meta:editing-duration>P1DT52M51S</meta:editing-duration>
    <meta:generator>LibreOffice/25.8.2.2$Linux_X86_64 LibreOffice_project/d401f2107ccab8f924a8e2df40f573aab7605b6f</meta:generator>
    <meta:document-statistic meta:table-count="0" meta:image-count="0" meta:object-count="0" meta:page-count="12" meta:paragraph-count="208" meta:word-count="781" meta:character-count="5349" meta:non-whitespace-character-count="4761"/>
    <meta:user-defined meta:name="AppVersion">15.0000</meta:user-defined>
    <meta:template xlink:type="simple" xlink:actuate="onRequest" xlink:title="Normal" xlink:href=""/>
  </office:meta>
</office:document-meta>
</file>